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6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1" draw:layer="layout" svg:width="3.5cm" svg:height="2cm" svg:x="3.5cm" svg:y="7.5cm">
          <text:p text:style-name="P1">Web</text:p>
          <text:p text:style-name="P1">interface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4cm" svg:height="2.5cm" svg:x="9cm" svg:y="9.5cm">
          <text:p text:style-name="P1">Django</text:p>
          <text:p text:style-name="P1">modul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draw:line-skew="0.5cm -0.5cm" svg:x1="7cm" svg:y1="8.5cm" svg:x2="9cm" svg:y2="10.75cm" draw:start-shape="id1" draw:start-glue-point="1" draw:end-shape="id2" draw:end-glue-point="3" svg:d="m7000 8500h1000v2250h1000">
          <text:p text:style-name="P3"/>
        </draw:connector>
        <draw:custom-shape draw:style-name="gr1" draw:text-style-name="P2" draw:id="id3" draw:layer="layout" svg:width="3cm" svg:height="5cm" svg:x="15.5cm" svg:y="5.5cm">
          <text:p text:style-name="P1">Database</text:p>
          <text:p text:style-name="P1"/>
          <text:p text:style-name="P1">jidpool</text:p>
          <text:p text:style-name="P1">messag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" draw:text-style-name="P2" draw:layer="layout" draw:type="lines" svg:x1="13cm" svg:y1="10.75cm" svg:x2="15.5cm" svg:y2="7.999cm" draw:start-shape="id2" draw:start-glue-point="1" draw:end-shape="id3" draw:end-glue-point="6" svg:d="m13000 10750h500l1500-2751h500">
          <text:p text:style-name="P3"/>
        </draw:connector>
        <draw:connector draw:style-name="gr2" draw:text-style-name="P2" draw:layer="layout" draw:type="lines" svg:x1="18.498cm" svg:y1="7.999cm" svg:x2="20.5cm" svg:y2="10.25cm" draw:start-shape="id3" draw:start-glue-point="8" draw:end-shape="id4" draw:end-glue-point="3" svg:d="m18498 7999h502l1500 2251v0">
          <text:p text:style-name="P3"/>
        </draw:connector>
        <draw:g>
          <draw:custom-shape draw:style-name="gr1" draw:text-style-name="P2" draw:id="id4" draw:layer="layout" svg:width="5cm" svg:height="3.5cm" svg:x="20.5cm" svg:y="8.5cm">
            <text:p text:style-name="P1">Jabber</text:p>
            <text:p text:style-name="P1">module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6cm" svg:height="2.5cm" svg:x="20cm" svg:y="11.5cm">
            <text:p text:style-name="P1">Thread pool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2" draw:id="id6" draw:layer="layout" svg:width="1cm" svg:height="1cm" svg:x="19.5cm" svg:y="13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2" draw:id="id9" draw:layer="layout" svg:width="1cm" svg:height="1cm" svg:x="20.5cm" svg:y="13.5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2" draw:id="id8" draw:layer="layout" svg:width="1cm" svg:height="1cm" svg:x="21.5cm" svg:y="14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2" draw:id="id10" draw:layer="layout" svg:width="1cm" svg:height="1cm" svg:x="23.5cm" svg:y="14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2" draw:layer="layout" svg:width="1cm" svg:height="1cm" svg:x="25.5cm" svg:y="13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2" draw:id="id11" draw:layer="layout" svg:width="1cm" svg:height="1cm" svg:x="24.5cm" svg:y="13.5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g>
          <draw:custom-shape draw:style-name="gr3" draw:text-style-name="P2" draw:layer="layout" svg:width="1cm" svg:height="1cm" svg:x="2.234cm" svg:y="7.5cm">
            <text:p text:style-name="P3"/>
  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4" draw:layer="layout" svg:width="1.734cm" svg:height="0.962cm" svg:x="1.5cm" svg:y="8.538cm">
            <draw:text-box>
              <text:p text:style-name="P3">user</text:p>
            </draw:text-box>
          </draw:frame>
        </draw:g>
        <draw:g>
          <draw:custom-shape draw:style-name="gr3" draw:text-style-name="P2" draw:layer="layout" svg:width="1cm" svg:height="1cm" svg:x="3.234cm" svg:y="13cm">
            <text:p text:style-name="P3"/>
  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4" draw:layer="layout" svg:width="2.826cm" svg:height="0.962cm" svg:x="2.5cm" svg:y="14.038cm">
            <draw:text-box>
              <text:p text:style-name="P3">Admin 1</text:p>
            </draw:text-box>
          </draw:frame>
        </draw:g>
        <draw:g>
          <draw:custom-shape draw:style-name="gr3" draw:text-style-name="P2" draw:layer="layout" svg:width="1cm" svg:height="1cm" svg:x="3.234cm" svg:y="17cm">
            <text:p text:style-name="P3"/>
  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4" draw:layer="layout" svg:width="2.826cm" svg:height="0.962cm" svg:x="2.5cm" svg:y="18.038cm">
            <draw:text-box>
              <text:p text:style-name="P3">Admin 2</text:p>
            </draw:text-box>
          </draw:frame>
        </draw:g>
        <draw:custom-shape draw:style-name="gr1" draw:text-style-name="P2" draw:id="id5" draw:layer="layout" svg:width="3.5cm" svg:height="2cm" svg:x="5.5cm" svg:y="13cm">
          <text:p text:style-name="P1">Jabber</text:p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" draw:text-style-name="P2" draw:id="id7" draw:layer="layout" svg:width="3.5cm" svg:height="2cm" svg:x="5.5cm" svg:y="17cm">
          <text:p text:style-name="P1">Jabber</text:p>
          <text:p text:style-name="P1">client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draw:line-skew="4cm -1cm" svg:x1="9cm" svg:y1="14cm" svg:x2="19.5cm" svg:y2="13.499cm" draw:start-shape="id5" draw:start-glue-point="1" draw:end-shape="id6" draw:end-glue-point="6" svg:d="m9000 14000h4500l4500-501h1500">
          <text:p text:style-name="P3"/>
        </draw:connector>
        <draw:connector draw:style-name="gr2" draw:text-style-name="P2" draw:layer="layout" draw:type="lines" svg:x1="9cm" svg:y1="18cm" svg:x2="21.999cm" svg:y2="15cm" draw:start-shape="id7" draw:start-glue-point="1" draw:end-shape="id8" draw:end-glue-point="8" svg:d="m9000 18000h500l12499-2500v-500">
          <text:p text:style-name="P3"/>
        </draw:connector>
        <draw:connector draw:style-name="gr2" draw:text-style-name="P2" draw:layer="layout" draw:type="lines" svg:x1="9cm" svg:y1="18cm" svg:x2="20.999cm" svg:y2="14.5cm" draw:start-shape="id7" draw:start-glue-point="1" draw:end-shape="id9" draw:end-glue-point="8" svg:d="m9000 18000h500l11499-3000v-500">
          <text:p text:style-name="P3"/>
        </draw:connector>
        <draw:connector draw:style-name="gr2" draw:text-style-name="P2" draw:layer="layout" draw:type="lines" draw:line-skew="3cm 0.5cm" svg:x1="9cm" svg:y1="14cm" svg:x2="23.999cm" svg:y2="15cm" draw:start-shape="id5" draw:start-glue-point="1" draw:end-shape="id10" draw:end-glue-point="8" svg:d="m9000 14000h3500l11499 2000v-1000">
          <text:p text:style-name="P3"/>
        </draw:connector>
        <draw:connector draw:style-name="gr2" draw:text-style-name="P2" draw:layer="layout" draw:type="lines" draw:line-skew="0cm 1.5cm" svg:x1="9cm" svg:y1="14cm" svg:x2="24.999cm" svg:y2="14.5cm" draw:start-shape="id5" draw:start-glue-point="1" draw:end-shape="id11" draw:end-glue-point="8" svg:d="m9000 14000h500l15499 2500v-2000">
          <text:p text:style-name="P3"/>
        </draw:connector>
        <draw:custom-shape draw:style-name="gr5" draw:text-style-name="P4" draw:layer="layout" svg:width="5.5cm" svg:height="5cm" svg:x="3cm" svg:y="1.5cm">
          <text:p text:style-name="P1"><text:span text:style-name="T1">Пользователь видит обычное окно чата, в которое он может добавлять сообщения.</text:span></text:p>
          <draw:enhanced-geometry svg:viewBox="0 0 21600 21600" draw:text-areas="800 800 20800 20800" draw:type="round-rectangular-callout" draw:modifiers="3478.93110343574 25659.98800239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4" draw:layer="layout" svg:width="6cm" svg:height="5.5cm" svg:x="9.5cm" svg:y="1cm">
          <text:p text:style-name="P1"><text:span text:style-name="T1">Модуль, принимающий Ajax запросы от чата и помещающий сообщения в базу данных и, наоборот, передающий сообщения в чат.</text:span></text:p>
          <draw:enhanced-geometry svg:viewBox="0 0 21600 21600" draw:text-areas="800 800 20800 20800" draw:type="round-rectangular-callout" draw:modifiers="1662.9228461923 32755.35357207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4" draw:layer="layout" svg:width="6.5cm" svg:height="3cm" svg:x="18cm" svg:y="1cm">
          <text:p text:style-name="P1"><text:span text:style-name="T1">Здесь хранится информация о jabber соединениях <text:s/>и очередь сообщений.</text:span></text:p>
          <draw:enhanced-geometry svg:viewBox="0 0 21600 21600" draw:text-areas="800 800 20800 20800" draw:type="round-rectangular-callout" draw:modifiers="-3628.24180895247 31777.40753082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5" draw:layer="layout" svg:width="8cm" svg:height="5cm" svg:x="20.5cm" svg:y="4cm">
          <text:p text:style-name="P1"><text:span text:style-name="T2">Модуль, который обменивается сообщениями между базой данных и джаббер сервером. Для имитации отдельных пользователей, модуль поддерживает набор независимых потоков, каждый из потоков обрабатывает отдельное соединение с джаббером.</text:span></text:p>
          <draw:enhanced-geometry svg:viewBox="0 0 21600 21600" draw:text-areas="800 800 20800 20800" draw:type="round-rectangular-callout" draw:modifiers="5148.25646794151 23966.88662267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office:forms form:automatic-focus="false" form:apply-design-mode="false"/>
        <draw:custom-shape draw:style-name="gr1" draw:text-style-name="P7" draw:layer="layout" svg:width="4cm" svg:height="1cm" svg:x="3cm" svg:y="2.5cm">
          <text:p text:style-name="P6"><text:span text:style-name="T3">Получить сообщения </text:span></text:p>
          <text:p text:style-name="P6"><text:span text:style-name="T3">из базы данных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3.5cm" svg:height="1cm" svg:x="7.5cm" svg:y="4cm">
          <text:p text:style-name="P1"><text:span text:style-name="T3">Есть активное соединение</text:span></text:p>
          <text:p text:style-name="P1"><text:span text:style-name="T3">для данного пользователя?</text:span></text:p>
          <draw:enhanced-geometry svg:viewBox="0 0 21600 21600" draw:glue-points="?f6 0 10800 ?f8 ?f11 10800 ?f9 21600 10800 ?f10 ?f5 10800" draw:text-areas="?f3 ?f3 ?f4 ?f4" draw:type="parallelogram" draw:modifiers="7569.3537641572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" draw:text-style-name="P2" draw:layer="layout" svg:x1="7cm" svg:y1="3cm" svg:x2="9cm" svg:y2="4cm">
          <text:p text:style-name="P3"/>
        </draw:line>
        <draw:custom-shape draw:style-name="gr1" draw:text-style-name="P7" draw:layer="layout" svg:width="4cm" svg:height="1.5cm" svg:x="3cm" svg:y="6cm">
          <text:p text:style-name="P1"><text:span text:style-name="T3">Добавить сообщение</text:span></text:p>
          <text:p text:style-name="P1"><text:span text:style-name="T3">в очередь отправки,</text:span></text:p>
          <text:p text:style-name="P1"><text:span text:style-name="T3">используя JID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8.5cm" svg:y1="5cm" svg:x2="6cm" svg:y2="6cm">
          <text:p text:style-name="P3"/>
        </draw:line>
        <draw:custom-shape draw:style-name="gr1" draw:text-style-name="P7" draw:layer="layout" svg:width="3.5cm" svg:height="1cm" svg:x="11.5cm" svg:y="6cm">
          <text:p text:style-name="P1"><text:span text:style-name="T3">Создать соединение,</text:span></text:p>
          <text:p text:style-name="P1"><text:span text:style-name="T3">получить JID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0.5cm" svg:y1="4.5cm" svg:x2="12.5cm" svg:y2="6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5-27T08:13:30</meta:creation-date>
    <dc:date>2009-05-29T08:53:09</dc:date>
    <meta:editing-cycles>7</meta:editing-cycles>
    <meta:editing-duration>PT36M31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